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24pt" style:font-size-asian="21pt" style:font-size-complex="24pt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weight="bold" style:font-weight-asian="bold" style:font-weight-complex="bold"/>
    </style:style>
    <style:style style:name="P8" style:family="paragraph" style:parent-style-name="Standard" style:list-style-name="L1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12" style:family="paragraph" style:parent-style-name="Standard" style:list-style-name="L2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text-properties fo:font-size="8pt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eting Minutes / Shit to do – 30/1/2013</text:p>
      <text:p text:style-name="Standard"/>
      <text:p text:style-name="P1">Bold <text:span text:style-name="T1">- Done</text:span></text:p>
      <text:p text:style-name="Standard"/>
      <text:list xml:id="list1675987230" text:style-name="L1">
        <text:list-item>
          <text:p text:style-name="P6">List of sites where students can get sequences from on first page</text:p>
        </text:list-item>
        <text:list-item>
          <text:p text:style-name="P6">Initial page including rules + general outline</text:p>
        </text:list-item>
        <text:list-item>
          <text:p text:style-name="P6">sequences can include 'n' – leave these in but make sure they are not in the target sequence</text:p>
        </text:list-item>
        <text:list-item>
          <text:p text:style-name="P6"><text:span text:style-name="T2">any page with button that says 'Next/go' should just be 'Next'</text:span> – also, some shit about arrows</text:p>
        </text:list-item>
        <text:list-item>
          <text:p text:style-name="P6">limit target sequence to 1400 bases</text:p>
        </text:list-item>
        <text:list-item>
          <text:p text:style-name="P6">Tab showing both strands!!!!!!!!!!!!!!!!!!!!!!!!!!!!!!!!!!!!!!!!!!!!!</text:p>
        </text:list-item>
        <text:list-item>
          <text:p text:style-name="P6">Emphasise strand orientation (5'-3' or 3'-5')</text:p>
        </text:list-item>
        <text:list-item>
          <text:p text:style-name="P7">Fix line numbers box</text:p>
        </text:list-item>
        <text:list-item>
          <text:p text:style-name="P6"><text:span text:style-name="T2">Original-&gt;DNA Sequence</text:span>, Both-&gt;Double Stranded (view)</text:p>
        </text:list-item>
        <text:list-item>
          <text:p text:style-name="P6">DYNAMIC HIGHLIGHTING FFS – Ross note: I will do this, seems to have been abandoned multiple times and it's bugging me</text:p>
        </text:list-item>
        <text:list-item>
          <text:p text:style-name="P8">Changed some of the text on AreaSelection, PrimerSelection and Design Rules page to be less computing-like and more human-like</text:p>
        </text:list-item>
        <text:list-item>
          <text:p text:style-name="P7">Fix parsing on PrimerSelection which has inexplicably broken</text:p>
        </text:list-item>
        <text:list-item>
          <text:p text:style-name="P6">List rules which pass as well as those which fail, for some reason</text:p>
        </text:list-item>
        <text:list-item>
          <text:p text:style-name="P7">Typo on isUnique output</text:p>
        </text:list-item>
        <text:list-item>
          <text:p text:style-name="P6"><text:span text:style-name="T2">Change 'violate' to less sever</text:span>e</text:p>
        </text:list-item>
        <text:list-item>
          <text:p text:style-name="P6">Reverse the complementary strand – Emphasise orientation</text:p>
        </text:list-item>
        <text:list-item>
          <text:p text:style-name="P7">Final Melting Temperature -&gt; Melting Temperature</text:p>
        </text:list-item>
        <text:list-item>
          <text:p text:style-name="P6">Fix typos on Melting Temperature</text:p>
        </text:list-item>
        <text:list-item>
          <text:p text:style-name="P6">Make primers on Melt. Temp. Highlight-able</text:p>
        </text:list-item>
        <text:list-item>
          <text:p text:style-name="P7">Check if primers can be automatically entered into primer blast site – <text:span text:style-name="T3">LINK URL NOT POSSIBLE, OTHER OPTIONS?</text:span></text:p>
        </text:list-item>
        <text:list-item>
          <text:p text:style-name="P7">on Melt. Temp. 'Next' should be 'See Animation'</text:p>
        </text:list-item>
        <text:list-item>
          <text:p text:style-name="P7">Make text entry boxes on PrimerSelection slightly larger because g's look q's, apparently</text:p>
        </text:list-item>
        <text:list-item>
          <text:p text:style-name="P6">Animation should include Back/End buttons</text:p>
        </text:list-item>
        <text:list-item>
          <text:p text:style-name="P6">Animation should be controlled by buttons instead of a timer</text:p>
        </text:list-item>
      </text:list>
      <text:p text:style-name="Standard"/>
      <text:p text:style-name="P2">QUESTIONNAIRE + .jar FOR MONDAY !!!!!!!!!!!!!!!!!!!!!!!!!!!!!!!!!!!!!!!!!!!!!!!!!!!!!!!!!!!!!!!!!!!!!!!!!!!!!!!!!!!!!!!!</text:p>
      <text:p text:style-name="P2"/>
      <text:p text:style-name="P2"/>
      <text:p text:style-name="P2"/>
      <text:p text:style-name="P2"/>
      <text:p text:style-name="P2"/>
      <text:p text:style-name="P4"><text:soft-page-break/>Delegation</text:p>
      <text:p text:style-name="P3"/>
      <text:p text:style-name="P3">Ross Barnie</text:p>
      <text:list xml:id="list1185868590" text:continue-numbering="true" text:style-name="L1">
        <text:list-item>
          <text:p text:style-name="P6"><text:span text:style-name="T4">Initial page including rules + general outline</text:span></text:p>
        </text:list-item>
        <text:list-item>
          <text:p text:style-name="P9">Make primers on Melt. Temp. Highlight-able</text:p>
        </text:list-item>
      </text:list>
      <text:p text:style-name="P5"/>
      <text:p text:style-name="P3">Ross Taylor</text:p>
      <text:list xml:id="list1672694703" text:continue-numbering="true" text:style-name="L1">
        <text:list-item>
          <text:p text:style-name="P9"><text:span text:style-name="T2">Original-&gt;DNA Sequence</text:span>, Both-&gt;Double Stranded (view)</text:p>
        </text:list-item>
        <text:list-item>
          <text:p text:style-name="P11">Tab showing both strands!!!!!!!!!!!!!!!!!!!!!!!!!!!!!!!!!!!!!!!!!!!!!</text:p>
        </text:list-item>
        <text:list-item>
          <text:p text:style-name="P6">Emphasise strand orientation (5'-3' or 3'-5')</text:p>
        </text:list-item>
        <text:list-item>
          <text:p text:style-name="P6">DYNAMIC HIGHLIGHTING FFS</text:p>
        </text:list-item>
      </text:list>
      <text:p text:style-name="Standard"/>
      <text:p text:style-name="P3">Dan</text:p>
      <text:list xml:id="list1035452855" text:continue-numbering="true" text:style-name="L1">
        <text:list-item>
          <text:p text:style-name="P7">sequences can include 'n' – leave these in but make sure they are not in the target sequence</text:p>
        </text:list-item>
        <text:list-item>
          <text:p text:style-name="P7">limit target sequence to 1400 bases</text:p>
        </text:list-item>
        <text:list-item>
          <text:p text:style-name="P7">List rules which pass as well as those which fail, for some reason</text:p>
        </text:list-item>
        <text:list-item>
          <text:p text:style-name="P7">Reverse the complementary strand – Emphasise orientation</text:p>
        </text:list-item>
      </text:list>
      <text:p text:style-name="P5"/>
      <text:p text:style-name="P3">Murray</text:p>
      <text:list xml:id="list509286002" text:style-name="L2">
        <text:list-item>
          <text:p text:style-name="P12">Questionnaire</text:p>
        </text:list-item>
        <text:list-item>
          <text:p text:style-name="P10">List of sites where students can get sequences from on first page</text:p>
        </text:list-item>
      </text:list>
      <text:p text:style-name="P5"/>
      <text:p text:style-name="P3">Dmitrijs</text:p>
      <text:list xml:id="list1429194770" text:continue-list="list1035452855" text:style-name="L1">
        <text:list-item>
          <text:p text:style-name="P13">Animation should include Back/End buttons</text:p>
        </text:list-item>
        <text:list-item>
          <text:p text:style-name="P13"><text:span text:style-name="T5">Animation should be controlled by buttons instead of a tim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Taylor</meta:initial-creator>
    <meta:creation-date>2013-01-30T12:19:18</meta:creation-date>
    <dc:date>2013-02-04T14:57:19</dc:date>
    <dc:creator>Ross Taylor</dc:creator>
    <meta:editing-duration>PT5H39M45S</meta:editing-duration>
    <meta:editing-cycles>8</meta:editing-cycles>
    <meta:generator>LibreOffice/3.4$Unix LibreOffice_project/340m1$Build-502</meta:generator>
    <meta:document-statistic meta:table-count="0" meta:image-count="0" meta:object-count="0" meta:page-count="2" meta:paragraph-count="47" meta:word-count="393" meta:character-count="2427" meta:non-whitespace-character-count="2119"/>
  </office:meta>
</office:document-meta>
</file>